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28_20b</text:p>
      <text:p text:style-name="P3">American Genizah Project: Partnership for Posterity</text:p>
      <text:p text:style-name="P3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, FF 28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Typescript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20 December 1869</text:p>
      <text:p text:style-name="P2">Month<text:tab/><text:tab/><text:tab/><text:tab/><text:tab/><text:tab/>December</text:p>
      <text:p text:style-name="P2">Year<text:tab/><text:tab/><text:tab/><text:tab/><text:tab/><text:tab/>1869</text:p>
      <text:p text:style-name="P2">Hebrew Date<text:tab/><text:tab/><text:tab/><text:tab/><text:tab/></text:p>
      <text:p text:style-name="P2">Undated</text:p>
      <text:p text:style-name="P2">City<text:tab/><text:tab/><text:tab/><text:tab/><text:tab/><text:tab/></text:p>
      <text:p text:style-name="P2">State<text:tab/><text:tab/><text:tab/><text:tab/><text:tab/><text:tab/> <text:s/><text:tab/><text:tab/><text:tab/><text:tab/></text:p>
      <text:p text:style-name="P2">Country<text:tab/><text:tab/><text:tab/><text:tab/><text:tab/>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1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/text:p>
      <text:p text:style-name="P2">Stamp</text:p>
      <text:p text:style-name="P2">Postmark<text:tab/><text:tab/><text:tab/>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>This text is a translation of SMBx1FF28_20a, which is written in French.</text:p>
      <text:p text:style-name="P2"/>
      <text:p text:style-name="P2">Also available in AJA Microfilm, Reel #207</text:p>
      <text:p text:style-name="P2"/>
      <text:p text:style-name="P2">VII Transcription</text:p>
      <text:p text:style-name="P2">(Symbols: <text:s/>? = uncertain; [ ] = supplied information; / = end of line)</text:p>
      <text:p text:style-name="P2"/>
      <text:p text:style-name="P4">December 20 1869./</text:p>
      <text:p text:style-name="P2">Sir,/</text:p>
      <text:p text:style-name="P2"><text:tab/>In my answer to your article in the Age I said B[sic] Reform Jews/ will in spite to Mr Morais recognise[sic] etc./</text:p>
      <text:p text:style-name="P2"><text:tab/>A gentleman whom I know little you perhaps much tries to make/ people believe Webster in hand, that I said, to vex, defy Mr Morais./</text:p>
      <text:p text:style-name="P2"><text:tab/>Certainly I am not well enough versed in English to deny/ that that expression could have that significance.In[sic] any case the/ first meaning that Webster gives is: in opposition to all efforts/ of, thus the translation of the French malgre M.Morais[sic]./</text:p>
      <text:p text:style-name="P2"><text:tab/>It seems to me almost impossible that this genleman[sic] himself/ believes one syllable although he denied it again and that in large/ letters. <text:s/>He cannot make me say wrongly that Reform would have contin-/ued to accept except to spite Mr.Morais and that she/ does not wish to only to spite him. <text:s/>Also I find it quite useless to/ give a word of answer to the attaks[sic]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09-04-30T13:21:38</meta:creation-date>
    <dc:date>2012-02-02T15:18:26.17</dc:date>
    <dc:language>en-US</dc:language>
    <meta:editing-cycles>4</meta:editing-cycles>
    <meta:editing-duration>PT00H06M26S</meta:editing-duration>
    <dc:creator>Penn Libraries</dc:creator>
    <meta:document-statistic meta:table-count="0" meta:image-count="0" meta:object-count="0" meta:page-count="2" meta:paragraph-count="68" meta:word-count="339" meta:character-count="2245"/>
    <meta:user-defined meta:name="Info 1"/>
    <meta:user-defined meta:name="Info 2"/>
    <meta:user-defined meta:name="Info 3"/>
    <meta:user-defined meta:name="Info 4"/>
  </office:meta>
</office:document-meta>
</file>